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ans_1.ttf" manifest:media-type="application/x-font-ttf"/>
  <manifest:file-entry manifest:full-path="Fonts/Font_Lohit_Devanagari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Noto Sans Mono" svg:font-family="'Noto Sans Mono'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0c40" officeooo:paragraph-rsid="005e0c40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11" style:family="paragraph" style:parent-style-name="Heading_20_1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 fo:keep-with-next="always"/>
      <style:text-properties style:font-name="PT Astra Serif2" fo:font-size="20.7999992370605pt" fo:font-weight="bold" officeooo:rsid="005e0c40" officeooo:paragraph-rsid="005e0c40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8548cc" officeooo:paragraph-rsid="008548cc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8" style:family="paragraph" style:parent-style-name="Text_20_body">
      <style:paragraph-properties fo:line-height="100%"/>
    </style:style>
    <style:style style:name="P19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2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1" style:family="paragraph" style:parent-style-name="Text_20_body">
      <style:text-properties officeooo:rsid="00640571" officeooo:paragraph-rsid="00640571"/>
    </style:style>
    <style:style style:name="P22" style:family="paragraph" style:parent-style-name="Text_20_body">
      <style:text-properties officeooo:paragraph-rsid="006134bb"/>
    </style:style>
    <style:style style:name="P23" style:family="paragraph" style:parent-style-name="Text_20_body">
      <style:text-properties officeooo:rsid="006134bb" officeooo:paragraph-rsid="006134bb"/>
    </style:style>
    <style:style style:name="P24" style:family="paragraph" style:parent-style-name="Text_20_body">
      <style:text-properties officeooo:paragraph-rsid="00913d9a"/>
    </style:style>
    <style:style style:name="P25" style:family="paragraph" style:parent-style-name="Heading_20_2">
      <style:text-properties officeooo:rsid="0060ad77" officeooo:paragraph-rsid="0060ad77"/>
    </style:style>
    <style:style style:name="P26" style:family="paragraph" style:parent-style-name="Text_20_body">
      <style:text-properties officeooo:rsid="00641006" officeooo:paragraph-rsid="00641006"/>
    </style:style>
    <style:style style:name="P27" style:family="paragraph" style:parent-style-name="Листинг">
      <style:text-properties officeooo:paragraph-rsid="00641006"/>
    </style:style>
    <style:style style:name="P28" style:family="paragraph" style:parent-style-name="Мой_20_код" style:list-style-name="Нумерация_20_кода"/>
    <style:style style:name="P29" style:family="paragraph" style:parent-style-name="Text_20_body">
      <style:text-properties officeooo:rsid="006870f1" officeooo:paragraph-rsid="006870f1"/>
    </style:style>
    <style:style style:name="P30" style:family="paragraph" style:parent-style-name="Text_20_body">
      <style:text-properties fo:language="en" fo:country="US" officeooo:rsid="006870f1" officeooo:paragraph-rsid="006870f1"/>
    </style:style>
    <style:style style:name="P31" style:family="paragraph" style:parent-style-name="Text_20_body">
      <style:text-properties fo:language="en" fo:country="US" officeooo:rsid="006f9d0b" officeooo:paragraph-rsid="0098222c"/>
    </style:style>
    <style:style style:name="P32" style:family="paragraph" style:parent-style-name="Text_20_body">
      <style:text-properties fo:language="en" fo:country="US" officeooo:rsid="00936f02" officeooo:paragraph-rsid="0095b8ac"/>
    </style:style>
    <style:style style:name="P33" style:family="paragraph" style:parent-style-name="Text_20_body">
      <style:text-properties fo:language="en" fo:country="US" officeooo:rsid="00936f02" officeooo:paragraph-rsid="00987240"/>
    </style:style>
    <style:style style:name="P34" style:family="paragraph" style:parent-style-name="Text_20_body">
      <style:text-properties fo:language="en" fo:country="US" officeooo:rsid="006f9d0b" officeooo:paragraph-rsid="006f9d0b"/>
    </style:style>
    <style:style style:name="P35" style:family="paragraph" style:parent-style-name="Text_20_body">
      <style:text-properties fo:language="en" fo:country="US" officeooo:rsid="0070202d" officeooo:paragraph-rsid="0070202d"/>
    </style:style>
    <style:style style:name="P36" style:family="paragraph" style:parent-style-name="Text_20_body">
      <style:text-properties officeooo:rsid="007051a9" officeooo:paragraph-rsid="007051a9"/>
    </style:style>
    <style:style style:name="P37" style:family="paragraph" style:parent-style-name="Text_20_body">
      <style:text-properties officeooo:rsid="00738b0e" officeooo:paragraph-rsid="00738b0e"/>
    </style:style>
    <style:style style:name="P38" style:family="paragraph" style:parent-style-name="Листинг">
      <style:text-properties officeooo:rsid="0070b5e5" officeooo:paragraph-rsid="0070b5e5"/>
    </style:style>
    <style:style style:name="P39" style:family="paragraph" style:parent-style-name="Text_20_body">
      <style:text-properties fo:language="ru" fo:country="RU" officeooo:rsid="006870f1" officeooo:paragraph-rsid="0071c2d4"/>
    </style:style>
    <style:style style:name="P40" style:family="paragraph" style:parent-style-name="Text_20_body">
      <style:text-properties fo:language="en" fo:country="US" officeooo:rsid="0071c2d4" officeooo:paragraph-rsid="00738b0e"/>
    </style:style>
    <style:style style:name="P41" style:family="paragraph" style:parent-style-name="Text_20_body">
      <style:text-properties fo:language="en" fo:country="US" officeooo:rsid="00a76b90" officeooo:paragraph-rsid="00a8c621"/>
    </style:style>
    <style:style style:name="P42" style:family="paragraph" style:parent-style-name="Text_20_body">
      <style:text-properties officeooo:paragraph-rsid="0075e7a5"/>
    </style:style>
    <style:style style:name="P43" style:family="paragraph" style:parent-style-name="Text_20_body">
      <style:text-properties officeooo:rsid="0076b67c" officeooo:paragraph-rsid="0075e7a5"/>
    </style:style>
    <style:style style:name="P44" style:family="paragraph" style:parent-style-name="Heading_20_2">
      <style:text-properties officeooo:paragraph-rsid="00c195b7"/>
    </style:style>
    <style:style style:name="P45" style:family="paragraph" style:parent-style-name="Text_20_body" style:list-style-name="Нумерация_20_кода">
      <style:text-properties fo:font-style="normal" officeooo:rsid="0076b67c" officeooo:paragraph-rsid="0076b67c" style:font-style-asian="normal" style:font-style-complex="normal"/>
    </style:style>
    <style:style style:name="P46" style:family="paragraph" style:parent-style-name="Text_20_body">
      <style:text-properties officeooo:rsid="007a18db" officeooo:paragraph-rsid="007a18db"/>
    </style:style>
    <style:style style:name="P47" style:family="paragraph" style:parent-style-name="Text_20_body">
      <style:text-properties officeooo:paragraph-rsid="007a18db"/>
    </style:style>
    <style:style style:name="P48" style:family="paragraph" style:parent-style-name="Text_20_body">
      <style:text-properties officeooo:rsid="00b39efd" officeooo:paragraph-rsid="00b39efd"/>
    </style:style>
    <style:style style:name="P49" style:family="paragraph" style:parent-style-name="Text_20_body">
      <style:text-properties style:font-name="PT Astra Serif1" officeooo:rsid="00530fed" officeooo:paragraph-rsid="00530fed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05e0c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8e42" style:font-weight-asian="bold" style:font-weight-complex="bold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officeooo:rsid="005fe723"/>
    </style:style>
    <style:style style:name="T8" style:family="text">
      <style:text-properties officeooo:rsid="00160dc7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9bf97" style:font-style-asian="normal" style:font-style-complex="normal"/>
    </style:style>
    <style:style style:name="T11" style:family="text">
      <style:text-properties fo:font-style="normal" officeooo:rsid="005fe723" style:font-style-asian="normal" style:font-style-complex="normal"/>
    </style:style>
    <style:style style:name="T12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officeooo:rsid="0085720c"/>
    </style:style>
    <style:style style:name="T15" style:family="text">
      <style:text-properties officeooo:rsid="006134bb"/>
    </style:style>
    <style:style style:name="T16" style:family="text">
      <style:text-properties officeooo:rsid="0086ea94"/>
    </style:style>
    <style:style style:name="T17" style:family="text">
      <style:text-properties officeooo:rsid="00875db7"/>
    </style:style>
    <style:style style:name="T18" style:family="text">
      <style:text-properties officeooo:rsid="008e0998"/>
    </style:style>
    <style:style style:name="T19" style:family="text">
      <style:text-properties officeooo:rsid="0062b12d"/>
    </style:style>
    <style:style style:name="T20" style:family="text">
      <style:text-properties officeooo:rsid="008f58ab"/>
    </style:style>
    <style:style style:name="T21" style:family="text">
      <style:text-properties officeooo:rsid="00a36c6e"/>
    </style:style>
    <style:style style:name="T22" style:family="text">
      <style:text-properties officeooo:rsid="0091479b"/>
    </style:style>
    <style:style style:name="T23" style:family="text">
      <style:text-properties officeooo:rsid="006e7491"/>
    </style:style>
    <style:style style:name="T24" style:family="text">
      <style:text-properties fo:language="en" fo:country="US" officeooo:rsid="006e7491"/>
    </style:style>
    <style:style style:name="T25" style:family="text">
      <style:text-properties fo:language="ru" fo:country="RU" officeooo:rsid="006e7491"/>
    </style:style>
    <style:style style:name="T26" style:family="text">
      <style:text-properties fo:language="ru" fo:country="RU" officeooo:rsid="00641006"/>
    </style:style>
    <style:style style:name="T27" style:family="text">
      <style:text-properties officeooo:rsid="00936f02"/>
    </style:style>
    <style:style style:name="T28" style:family="text">
      <style:text-properties fo:language="ru" fo:country="RU"/>
    </style:style>
    <style:style style:name="T29" style:family="text">
      <style:text-properties fo:language="ru" fo:country="RU" officeooo:rsid="0095b8ac"/>
    </style:style>
    <style:style style:name="T30" style:family="text">
      <style:text-properties fo:language="ru" fo:country="RU" officeooo:rsid="006870f1"/>
    </style:style>
    <style:style style:name="T31" style:family="text">
      <style:text-properties fo:language="ru" fo:country="RU" officeooo:rsid="0098222c"/>
    </style:style>
    <style:style style:name="T32" style:family="text">
      <style:text-properties fo:language="ru" fo:country="RU" officeooo:rsid="00987240"/>
    </style:style>
    <style:style style:name="T33" style:family="text">
      <style:text-properties fo:language="ru" fo:country="RU" officeooo:rsid="00996a92"/>
    </style:style>
    <style:style style:name="T34" style:family="text">
      <style:text-properties fo:language="ru" fo:country="RU" officeooo:rsid="009a7c85"/>
    </style:style>
    <style:style style:name="T35" style:family="text">
      <style:text-properties fo:language="en" fo:country="US"/>
    </style:style>
    <style:style style:name="T36" style:family="text">
      <style:text-properties fo:language="ru" fo:country="RU" officeooo:rsid="009ae691"/>
    </style:style>
    <style:style style:name="T37" style:family="text">
      <style:text-properties fo:language="en" fo:country="US" officeooo:rsid="009b9573"/>
    </style:style>
    <style:style style:name="T38" style:family="text">
      <style:text-properties fo:language="en" fo:country="US" officeooo:rsid="009cf3c4"/>
    </style:style>
    <style:style style:name="T39" style:family="text">
      <style:text-properties officeooo:rsid="00a76b90"/>
    </style:style>
    <style:style style:name="T40" style:family="text">
      <style:text-properties fo:language="ru" fo:country="RU" officeooo:rsid="00a87f19"/>
    </style:style>
    <style:style style:name="T41" style:family="text">
      <style:text-properties fo:language="ru" fo:country="RU" officeooo:rsid="0071c2d4"/>
    </style:style>
    <style:style style:name="T42" style:family="text">
      <style:text-properties fo:language="ru" fo:country="RU" officeooo:rsid="00a8c621"/>
    </style:style>
    <style:style style:name="T43" style:family="text">
      <style:text-properties fo:language="ru" fo:country="RU" officeooo:rsid="00aaa09b"/>
    </style:style>
    <style:style style:name="T44" style:family="text">
      <style:text-properties fo:language="en" fo:country="US" officeooo:rsid="0075e7a5"/>
    </style:style>
    <style:style style:name="T45" style:family="text">
      <style:text-properties fo:language="ru" fo:country="RU" officeooo:rsid="0075e7a5"/>
    </style:style>
    <style:style style:name="T46" style:family="text">
      <style:text-properties fo:language="ru" fo:country="RU" officeooo:rsid="00ac60e2"/>
    </style:style>
    <style:style style:name="T47" style:family="text">
      <style:text-properties officeooo:rsid="00ad0602"/>
    </style:style>
    <style:style style:name="T48" style:family="text">
      <style:text-properties officeooo:rsid="00ae4321"/>
    </style:style>
    <style:style style:name="T49" style:family="text">
      <style:text-properties officeooo:rsid="00aec3b3"/>
    </style:style>
    <style:style style:name="T50" style:family="text">
      <style:text-properties officeooo:rsid="007a18db"/>
    </style:style>
    <style:style style:name="T51" style:family="text">
      <style:text-properties fo:language="ru" fo:country="RU" officeooo:rsid="00b49eb6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Разработка мобильных приложений</text:p>
      <text:p text:style-name="P8"/>
      <text:p text:style-name="P8"/>
      <text:p text:style-name="P9">ЛАБОРАТОРНАЯ РАБОТА № <text:span text:style-name="T2">3</text:span></text:p>
      <text:p text:style-name="P10">по теме:</text:p>
      <text:h text:style-name="P11" text:outline-level="1">Объектно-ориентированное программирование на Kotlin</text:h>
      <text:p text:style-name="Заголовок_20_2_20_титул"/>
      <text:p text:style-name="Заголовок_20_2_20_титул"/>
      <text:p text:style-name="P12"><text:span text:style-name="T3">Выполн</text:span><text:span text:style-name="T4">ил:</text:span><text:span text:style-name="T5"> </text:span></text:p>
      <text:p text:style-name="P12"><text:span text:style-name="T6">студент ЕПК,</text:span> <text:span text:style-name="T6">группа</text:span> <text:span text:style-name="T7">И-32</text:span></text:p>
      <text:p text:style-name="P13">Синицын М.В.</text:p>
      <text:p text:style-name="P14"/>
      <text:p text:style-name="P15"><text:span text:style-name="T6">Проверил</text:span>:</text:p>
      <text:p text:style-name="P16"><text:span text:style-name="T6">преподаватель</text:span><text:span text:style-name="T8"> </text:span><text:span text:style-name="T7">Разработки мобильных приложений</text:span></text:p>
      <text:p text:style-name="P17">Фомин А. Т.</text:p>
      <text:p text:style-name="P18"/>
      <text:p text:style-name="P18"/>
      <text:p text:style-name="P18"/>
      <text:p text:style-name="P18"/>
      <text:p text:style-name="P18"/>
      <text:p text:style-name="P4"/>
      <text:p text:style-name="P4"/>
      <text:p text:style-name="P4"/>
      <text:p text:style-name="P4"/>
      <text:p text:style-name="P19"><text:span text:style-name="Emphasis"/></text:p>
      <text:p text:style-name="P4">Ейск <text:span text:style-name="Emphasis"><text:span text:style-name="T9">20</text:span></text:span><text:span text:style-name="Emphasis"><text:span text:style-name="T10">2</text:span></text:span><text:span text:style-name="Emphasis"><text:span text:style-name="T11">4</text:span></text:span></text:p>
      <text:h text:style-name="P20" text:outline-level="2"><text:span text:style-name="T12">1 </text:span><text:span text:style-name="T13">Постановка задачи </text:span></text:h>
      <text:p text:style-name="P21">Индивидуальный вариант: 1<text:span text:style-name="T14">8</text:span></text:p>
      <text:p text:style-name="P22"><text:span text:style-name="T15">Создать класс «</text:span><text:span text:style-name="T16">Вектор на плоскости</text:span><text:span text:style-name="T15">» с полями, указанными в индивидуальном варианте: </text:span><text:span text:style-name="T17">x1,y1,x2,y2(координаты вектора)</text:span><text:span text:style-name="T15">. </text:span>Реализовать в классе методы: </text:p>
      <text:p text:style-name="P22">- <text:span text:style-name="T15">К</text:span>онструктор по умолчанию</text:p>
      <text:p text:style-name="P22">- <text:span text:style-name="T15">Функцию обработки данных, указанные в индивидуальном варианте:</text:span></text:p>
      <text:p text:style-name="P22"><text:span text:style-name="T15"><text:tab/>1. Вычислить координаты середины вектора</text:span></text:p>
      <text:p text:style-name="P22"><text:span text:style-name="T15"><text:tab/>2. Равен ли угол наклона </text:span>вектора 45 градусов? </text:p>
      <text:p text:style-name="P22"/>
      <text:p text:style-name="P23">Создать наследуемый от родительского класс «<text:span text:style-name="T18">Два вектора с общим началом</text:span><text:span text:style-name="T19">»</text:span>, <text:span text:style-name="T19">в котором буд</text:span><text:span text:style-name="T20">ут</text:span><text:span text:style-name="T19"> объявлен</text:span><text:span text:style-name="T20">ы</text:span><text:span text:style-name="T19"> дополнительн</text:span><text:span text:style-name="T20">ые</text:span><text:span text:style-name="T19"> пол</text:span><text:span text:style-name="T20">я</text:span><text:span text:style-name="T19">: </text:span><text:span text:style-name="T20">x3, y3 и реализован метод</text:span><text:span text:style-name="T19">:</text:span></text:p>
      <text:p text:style-name="P24"><text:span text:style-name="T19">1. </text:span>Определить площадь параллелограмма, образованного этими векторами и линиями, соединяющих их начала и концы.</text:p>
      <text:h text:style-name="P25" text:outline-level="2">2 Выполнение работы</text:h>
      <text:p text:style-name="P26">В начале я <text:span text:style-name="T21">создал</text:span> класс «<text:span text:style-name="T22">VectorOnPlane</text:span>». <text:span text:style-name="T23">Который будет объявляться <text:s/>с модификатором </text:span><text:span text:style-name="T24">open </text:span><text:span text:style-name="T25">для возможности наследоваться от него.</text:span></text:p>
      <text:p text:style-name="P27"><draw:frame draw:style-name="fr1" draw:name="Врезка1" text:anchor-type="paragraph" svg:x="-0.044cm" svg:y="0.504cm" svg:width="18.124cm" draw:z-index="0"><draw:text-box fo:min-height="0.596cm"><text:p text:style-name="Frame_20_contents"/><text:p text:style-name="Листинг">Листинг <text:sequence text:ref-name="refЛистинг0" text:name="Листинг" text:formula="ooow:Листинг+1" style:num-format="1">1</text:sequence>. Реализация класса с соответствующими полями и методами</text:p></draw:text-box></draw:frame><text:span text:style-name="T26"/></text:p>
      <text:list text:style-name="Нумерация_20_кода">
        <text:list-item>
          <text:p text:style-name="P28">open class VectorOnPlane(val x1: Float, val y1: Float, val x2: Float, val y2: Float){</text:p>
        </text:list-item>
        <text:list-item>
          <text:p text:style-name="P28"><text:s text:c="3"/>open fun middleVectorCord(){</text:p>
        </text:list-item>
        <text:list-item>
          <text:p text:style-name="P28"><text:s text:c="8"/>val nX = (x1 + x2) / 2</text:p>
        </text:list-item>
        <text:list-item>
          <text:p text:style-name="P28"><text:s text:c="8"/>val nY = (y1 + y2) / 23</text:p>
        </text:list-item>
        <text:list-item>
          <text:p text:style-name="P28"><text:s text:c="8"/>println("Кординаты середины вектора равны: $nX, $nY")</text:p>
        </text:list-item>
        <text:list-item>
          <text:p text:style-name="P28"><text:s text:c="4"/>}</text:p>
        </text:list-item>
        <text:list-item>
          <text:p text:style-name="P28"><text:s text:c="4"/>open fun definition45degree(){</text:p>
        </text:list-item>
        <text:list-item>
          <text:p text:style-name="P28"><text:s text:c="8"/>val angel = atan((y2-y1)/(x2-x1))</text:p>
        </text:list-item>
        <text:list-item>
          <text:p text:style-name="P28"><text:s text:c="8"/>val u = angel * 180 / PI</text:p>
        </text:list-item>
        <text:list-item>
          <text:p text:style-name="P28"><text:s text:c="8"/>if(u.roundToInt() == 45){</text:p>
        </text:list-item>
        <text:list-item>
          <text:p text:style-name="P28"><text:s text:c="12"/>println("Угол наклона вектора равен ${u.roundToInt()} градусам!")</text:p>
        </text:list-item>
        <text:list-item>
          <text:p text:style-name="P28"><text:soft-page-break/><text:s text:c="8"/>}</text:p>
        </text:list-item>
        <text:list-item>
          <text:p text:style-name="P28"><text:s text:c="8"/>else{</text:p>
        </text:list-item>
        <text:list-item>
          <text:p text:style-name="P28"><text:s text:c="12"/>println("Угол наклона вектора не равен 45 градусам, а равен ${u.roundToInt()} градусов!")</text:p>
        </text:list-item>
        <text:list-item>
          <text:p text:style-name="P28"><text:s text:c="8"/>}</text:p>
        </text:list-item>
        <text:list-item>
          <text:p text:style-name="P28"><text:s text:c="4"/>}</text:p>
        </text:list-item>
        <text:list-item>
          <text:p text:style-name="P28">}</text:p>
        </text:list-item>
      </text:list>
      <text:p text:style-name="P29">Описание полей и методов:</text:p>
      <text:p text:style-name="P30"><text:span text:style-name="T27">x1</text:span> – <text:span text:style-name="T28">Поле, содержащее </text:span><text:span text:style-name="T29">первую координату по x</text:span></text:p>
      <text:p text:style-name="P31"><text:span text:style-name="T27">y1</text:span>– <text:span text:style-name="T30">Поле, содержащее </text:span><text:span text:style-name="T29">первую координату по </text:span><text:span text:style-name="T31">y</text:span></text:p>
      <text:p text:style-name="P32"><text:span text:style-name="T28">x2 - </text:span><text:span text:style-name="T30">Поле, содержащее </text:span><text:span text:style-name="T29">вторую координату по x</text:span></text:p>
      <text:p text:style-name="P33"><text:span text:style-name="T28">y2 - </text:span><text:span text:style-name="T30">Поле, содержащее </text:span><text:span text:style-name="T32">вторую</text:span><text:span text:style-name="T29"> координату по </text:span><text:span text:style-name="T31">y</text:span></text:p>
      <text:p text:style-name="P34">middleVectorCord() – <text:span text:style-name="T28">Метод, </text:span><text:span text:style-name="T33">определения координаты середины вектора</text:span></text:p>
      <text:p text:style-name="P34">definition45degree() - <text:span text:style-name="T34">Метод, определяющий равен ли угол наклона вектора 45 градусов</text:span></text:p>
      <text:p text:style-name="P35"><text:span text:style-name="T28"/></text:p>
      <text:p text:style-name="P36"><text:span text:style-name="T28">У каждого из методов стоит модификатор </text:span><text:span text:style-name="T35">open,</text:span><text:span text:style-name="T28"> для возможности его переопределять, я буду переопределять метод </text:span><text:span text:style-name="T36">middleVectorCord</text:span><text:span text:style-name="T35"> </text:span><text:span text:style-name="T28">для вывода </text:span><text:span text:style-name="T36">координаты середины второго вектора</text:span><text:span text:style-name="T28">.</text:span></text:p>
      <text:p text:style-name="P36"/>
      <text:p text:style-name="P37"><text:span text:style-name="T28">В дочернем классе, я также наследую конструктор от родительского, </text:span><text:span text:style-name="T37">и добавляю поля x3 и y3 для создания второго вектора </text:span><text:span text:style-name="T38">с общим началом x1 и y1</text:span></text:p>
      <text:p text:style-name="P38"><draw:frame draw:style-name="fr1" draw:name="Врезка2" text:anchor-type="paragraph" svg:x="0.023cm" svg:y="0.497cm" svg:width="17.792cm" draw:z-index="1"><draw:text-box fo:min-height="0.773cm"><text:p text:style-name="Frame_20_contents"/><text:p text:style-name="Листинг">Листинг <text:sequence text:ref-name="refЛистинг1" text:name="Листинг" text:formula="ooow:Листинг+1" style:num-format="1">2</text:sequence>. Реализация дочернего класса</text:p></draw:text-box></draw:frame></text:p>
      <text:list text:continue-numbering="true" text:style-name="Нумерация_20_кода">
        <text:list-item text:start-value="1">
          <text:p text:style-name="P28">class twoBeginVectors(x1: Float, y1: Float, x2: Float, y2: Float, val x3: Float, val y3: Float):VectorOnPlane(x1, y1, x2, y2){</text:p>
        </text:list-item>
        <text:list-item>
          <text:p text:style-name="P28"><text:s text:c="4"/>fun parallelogram_square(){</text:p>
        </text:list-item>
        <text:list-item>
          <text:p text:style-name="P28"><text:s text:c="8"/>val proiz = x1 * x1 + y1 * y1 + x2 * x3 + y2 * y3</text:p>
        </text:list-item>
        <text:list-item>
          <text:p text:style-name="P28"><text:s text:c="8"/>val len1 = sqrt(x1.pow(2)+y1.pow(2)+x2.pow(2)+y2.pow(2))</text:p>
        </text:list-item>
        <text:list-item>
          <text:p text:style-name="P28"><text:s text:c="8"/>val len2 = sqrt(x1.pow(2)+ y1.pow(2)+x3.pow(2)+ y3.pow(2))</text:p>
        </text:list-item>
        <text:list-item>
          <text:p text:style-name="P28"><text:s text:c="8"/>val cosines = proiz / (len1 * len2)</text:p>
        </text:list-item>
        <text:list-item>
          <text:p text:style-name="P28"><text:s text:c="8"/>val sinus = 1 - cosines.pow(2)</text:p>
        </text:list-item>
        <text:list-item>
          <text:p text:style-name="P28"><text:s text:c="8"/>val s = len1 * len2 * sinus</text:p>
        </text:list-item>
        <text:list-item>
          <text:p text:style-name="P28"><text:soft-page-break/><text:s text:c="8"/>println("Площадь параллелограмма равна: $s")</text:p>
        </text:list-item>
        <text:list-item>
          <text:p text:style-name="P28"><text:s text:c="4"/>}</text:p>
        </text:list-item>
        <text:list-item>
          <text:p text:style-name="P28"/>
        </text:list-item>
        <text:list-item>
          <text:p text:style-name="P28"><text:s text:c="4"/>override fun middleVectorCord() {</text:p>
        </text:list-item>
        <text:list-item>
          <text:p text:style-name="P28"><text:s text:c="8"/>super.middleVectorCord()</text:p>
        </text:list-item>
        <text:list-item>
          <text:p text:style-name="P28"><text:s text:c="8"/>val nX2 = (x1 + x3) / 2</text:p>
        </text:list-item>
        <text:list-item>
          <text:p text:style-name="P28"><text:s text:c="8"/>val nY2 = (y1 + y3) / 2</text:p>
        </text:list-item>
        <text:list-item>
          <text:p text:style-name="P28"><text:s text:c="8"/>println("Координаты середины второго вектора равны: $nX2, $nY2")</text:p>
        </text:list-item>
        <text:list-item>
          <text:p text:style-name="P28"><text:s text:c="4"/>}</text:p>
        </text:list-item>
        <text:list-item>
          <text:p text:style-name="P28">}</text:p>
        </text:list-item>
      </text:list>
      <text:p text:style-name="P39"><text:tab/>Описание полей и методов:</text:p>
      <text:p text:style-name="P40"><text:span text:style-name="T39">x3</text:span> – <text:span text:style-name="T28">Поле, </text:span><text:span text:style-name="T40">вторая координа по оси X второго вектора</text:span></text:p>
      <text:p text:style-name="P41"><text:span text:style-name="T28">y3 - </text:span><text:span text:style-name="T41">Поле, </text:span><text:span text:style-name="T40">вторая координа по оси </text:span><text:span text:style-name="T42">Y</text:span><text:span text:style-name="T40"> второго вектора</text:span></text:p>
      <text:p text:style-name="P42"><text:span text:style-name="T41">parallelogram_square() — </text:span><text:span text:style-name="T43">Метод, воозвращает площадь параллелограмма образованного двумя векторами и линиями между ними</text:span></text:p>
      <text:p text:style-name="P42"><text:span text:style-name="T44">middleVectorCord() -</text:span><text:span text:style-name="T45"> Переопределённый из родительского класса метод </text:span><text:span text:style-name="T46">подсчёта координат середины вектора для второго вектора</text:span><text:span text:style-name="T41"> </text:span></text:p>
      <text:p text:style-name="P43"><draw:frame draw:style-name="fr1" draw:name="Врезка3" text:anchor-type="paragraph" svg:x="-0.021cm" svg:y="0.445cm" svg:width="18.389cm" draw:z-index="2"><draw:text-box fo:min-height="0.815cm"><text:p text:style-name="Frame_20_contents"/><text:p text:style-name="Листинг">Листинг <text:sequence text:ref-name="refЛистинг2" text:name="Листинг" text:formula="ooow:Листинг+1" style:num-format="1">3</text:sequence>. Метод main</text:p></draw:text-box></draw:frame></text:p>
      <text:list xml:id="list223337730494578" text:continue-numbering="true" text:style-name="Нумерация_20_кода">
        <text:list-item text:start-value="1">
          <text:p text:style-name="P28">fun main() {</text:p>
        </text:list-item>
        <text:list-item>
          <text:p text:style-name="P28"><text:s text:c="4"/>println("Введите координаты произвольного вектора на плоскости: ")</text:p>
        </text:list-item>
        <text:list-item>
          <text:p text:style-name="P28"><text:s text:c="4"/>print("Введите x1: ")</text:p>
        </text:list-item>
        <text:list-item>
          <text:p text:style-name="P28"><text:s text:c="4"/>val x1 = readln().toFloat()</text:p>
        </text:list-item>
        <text:list-item>
          <text:p text:style-name="P28"><text:s text:c="4"/>print("Введите y1: ")</text:p>
        </text:list-item>
        <text:list-item>
          <text:p text:style-name="P28"><text:s text:c="4"/>val y1 = readln().toFloat()</text:p>
        </text:list-item>
        <text:list-item>
          <text:p text:style-name="P28"><text:s text:c="4"/>print("Введите x2: ")</text:p>
        </text:list-item>
        <text:list-item>
          <text:p text:style-name="P28"><text:s text:c="4"/>val x2 = readln().toFloat()</text:p>
        </text:list-item>
        <text:list-item>
          <text:p text:style-name="P28"><text:s text:c="4"/>print("Введите y2: ")</text:p>
        </text:list-item>
        <text:list-item>
          <text:p text:style-name="P28"><text:s text:c="4"/>val y2 = readln().toFloat()</text:p>
        </text:list-item>
        <text:list-item>
          <text:p text:style-name="P28"><text:s text:c="4"/>val vectorPlaneCord = VectorOnPlane(x1, y1, x2, y2)</text:p>
        </text:list-item>
        <text:list-item>
          <text:p text:style-name="P28"><text:s text:c="4"/>vectorPlaneCord.middleVectorCord()</text:p>
        </text:list-item>
        <text:list-item>
          <text:p text:style-name="P28"><text:s text:c="4"/>vectorPlaneCord.definition45degree()</text:p>
        </text:list-item>
        <text:list-item>
          <text:p text:style-name="P28"><text:soft-page-break/><text:s text:c="4"/>println("Введите величины x3 и y3 для создания второго вектора: ")</text:p>
        </text:list-item>
        <text:list-item>
          <text:p text:style-name="P28"><text:s text:c="4"/>print("Введите x3: ")</text:p>
        </text:list-item>
        <text:list-item>
          <text:p text:style-name="P28"><text:s text:c="4"/>val a = readln().toFloat()</text:p>
        </text:list-item>
        <text:list-item>
          <text:p text:style-name="P28"><text:s text:c="4"/>print("Введите y3: ")</text:p>
        </text:list-item>
        <text:list-item>
          <text:p text:style-name="P28"><text:s text:c="4"/>val b = readln().toFloat()</text:p>
        </text:list-item>
        <text:list-item>
          <text:p text:style-name="P28"><text:s text:c="4"/>val twoVec = twoBeginVectors(x1, y1, x2, y2, a, b)</text:p>
        </text:list-item>
        <text:list-item>
          <text:p text:style-name="P28"><text:s text:c="4"/>twoVec.parallelogram_square()</text:p>
        </text:list-item>
        <text:list-item>
          <text:p text:style-name="P28"><text:s text:c="4"/>println("Координаты середины двух векторов: ")</text:p>
        </text:list-item>
        <text:list-item>
          <text:p text:style-name="P28"><text:s text:c="4"/>twoVec.middleVectorCord()</text:p>
        </text:list-item>
        <text:list-item>
          <text:p text:style-name="P28">}</text:p>
        </text:list-item>
      </text:list>
      <text:h text:style-name="P44" text:outline-level="2">Вывод <text:span text:style-name="T47">в консоль:</text:span></text:h>
      <text:p text:style-name="Вывод_20_текст_20_в_20_консоли">Введите координаты произвольного вектора на плоскости: </text:p>
      <text:p text:style-name="Вывод_20_текст_20_в_20_консоли">Введите x1: 3</text:p>
      <text:p text:style-name="Вывод_20_текст_20_в_20_консоли">Введите y1: 6</text:p>
      <text:p text:style-name="Вывод_20_текст_20_в_20_консоли">Введите x2: 3</text:p>
      <text:p text:style-name="Вывод_20_текст_20_в_20_консоли">Введите y2: 4</text:p>
      <text:p text:style-name="Вывод_20_текст_20_в_20_консоли">Координаты середины вектора равны: 3.0, 5.0</text:p>
      <text:p text:style-name="Вывод_20_текст_20_в_20_консоли">Угол наклона вектора не равен 45 градусам, а равен -90 градусов!</text:p>
      <text:p text:style-name="Вывод_20_текст_20_в_20_консоли">Введите величины x3 и y3 для создания второго вектора: </text:p>
      <text:p text:style-name="Вывод_20_текст_20_в_20_консоли">Введите x3: 5</text:p>
      <text:p text:style-name="Вывод_20_текст_20_в_20_консоли">Введите y3: 7</text:p>
      <text:p text:style-name="Вывод_20_текст_20_в_20_консоли">Площадь параллелограмма равна: 6.4205985</text:p>
      <text:p text:style-name="Вывод_20_текст_20_в_20_консоли">Координаты середины двух векторов: </text:p>
      <text:p text:style-name="Вывод_20_текст_20_в_20_консоли">Координаты середины вектора равны: 3.0, 5.0</text:p>
      <text:p text:style-name="Вывод_20_текст_20_в_20_консоли">Координаты середины второго вектора равны: 4.0, 6.5</text:p>
      <text:list text:continue-numbering="true" text:style-name="Нумерация_20_кода">
        <text:list-header>
          <text:p text:style-name="P45"/>
        </text:list-header>
      </text:list>
      <text:h text:style-name="P25" text:outline-level="2">Вывод</text:h>
      <text:p text:style-name="P46">В ходе выполнения данной лабораторной работы я с<text:span text:style-name="T15">озда</text:span>л<text:span text:style-name="T15"> класс с полями, указанными в </text:span><text:span text:style-name="T48">моём </text:span><text:span text:style-name="T15">индивидуальном варианте. </text:span>Реализовал в классе методы: </text:p>
      <text:p text:style-name="P47">- <text:span text:style-name="T15">К</text:span>онструктор по умолчанию</text:p>
      <text:p text:style-name="P47">- <text:span text:style-name="T15">Функцию обработки данных, указанные в </text:span><text:span text:style-name="T49">моём</text:span><text:span text:style-name="T15"> варианте</text:span></text:p>
      <text:p text:style-name="P48"><text:soft-page-break/>Созда<text:span text:style-name="T50">л</text:span> наследуемый от родительского класс, <text:span text:style-name="T19">в котором </text:span><text:span text:style-name="T28">создал два дополнительных поле, дополнительный метод и переопределил один из методов родительского класса. </text:span><text:span text:style-name="T51">Таким образом я ознакомился с базовыми принципами ООП на языке Kotlin.</text:span></text:p>
      <text:p text:style-name="P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" svg:font-family="'Noto Sans Mono'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 style:master-page-name="">
      <loext:graphic-properties draw:fill="solid" draw:fill-color="#eeeeee" draw:opacity="100%"/>
      <style:paragraph-properties fo:margin-top="0.199cm" fo:margin-bottom="0.4cm" style:contextual-spacing="true" fo:line-height="120%" fo:text-align="start" style:justify-single-word="false" style:page-number="auto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2:18:19.604000000</meta:creation-date>
    <meta:editing-duration>PT2H34M47S</meta:editing-duration>
    <meta:editing-cycles>78</meta:editing-cycles>
    <meta:generator>LibreOffice/24.8.0.3$Linux_X86_64 LibreOffice_project/480$Build-3</meta:generator>
    <dc:title>Реферат ГОСТ</dc:title>
    <dc:date>2024-09-15T22:33:12.553194125</dc:date>
    <meta:document-statistic meta:table-count="0" meta:image-count="0" meta:object-count="0" meta:page-count="6" meta:paragraph-count="121" meta:word-count="786" meta:character-count="5553" meta:non-whitespace-character-count="4628"/>
  </office:meta>
</office:document-meta>
</file>